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1.0665in"/>
    </style:style>
    <style:style style:name="co2" style:family="table-column">
      <style:table-column-properties fo:break-before="auto" style:column-width="7.5846in"/>
    </style:style>
    <style:style style:name="co3" style:family="table-column">
      <style:table-column-properties fo:break-before="auto" style:column-width="1.111in"/>
    </style:style>
    <style:style style:name="co4" style:family="table-column">
      <style:table-column-properties fo:break-before="auto" style:column-width="1.4165in"/>
    </style:style>
    <style:style style:name="co5" style:family="table-column">
      <style:table-column-properties fo:break-before="auto" style:column-width="3.1102in"/>
    </style:style>
    <style:style style:name="co7" style:family="table-column">
      <style:table-column-properties fo:break-before="auto" style:column-width="1.2772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1.3264in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eeece1" style:diagonal-bl-tr="none" style:diagonal-tl-br="none" fo:border="0.0138in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.4165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.4165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" style:family="table-cell" style:parent-style-name="Default">
      <style:table-cell-properties style:glyph-orientation-vertical="0" fo:background-color="#eeece1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>
      <style:table-cell-properties style:glyph-orientation-vertical="0" fo:background-color="#eeece1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5"/>
        <table:table-column table:style-name="co4" table:default-cell-style-name="ce8"/>
        <table:table-column table:style-name="co3" table:default-cell-style-name="ce11"/>
        <table:table-column table:style-name="co5" table:default-cell-style-name="Default"/>
        <table:table-column table:style-name="co7" table:default-cell-style-name="Default"/>
        <table:table-column table:style-name="co6" table:number-columns-repeated="1018" table:default-cell-style-name="Default"/>
        <table:table-row table:style-name="ro1">
          <table:table-cell office:value-type="string">
            <text:p>Nombre del Proyecto:</text:p>
          </table:table-cell>
          <table:table-cell table:number-columns-repeated="1023"/>
        </table:table-row>
        <table:table-row table:style-name="ro1">
          <table:table-cell office:value-type="string">
            <text:p>Nombres de los integrantes del grupo: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Aspectos a evaluar</text:p>
          </table:table-cell>
          <table:table-cell table:style-name="ce6" office:value-type="string">
            <text:p>Puntos del aspecto</text:p>
          </table:table-cell>
          <table:table-cell table:style-name="ce9" office:value-type="string">
            <text:p>Autoevaluación</text:p>
          </table:table-cell>
          <table:table-cell table:style-name="ce6" office:value-type="string">
            <text:p>Evaluación del auxilia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Estilo de codificación</text:p>
          </table:table-cell>
          <table:table-cell table:style-name="ce7"/>
          <table:table-cell table:style-name="ce10"/>
          <table:table-cell table:style-name="ce12"/>
          <table:table-cell table:number-columns-repeated="1020"/>
        </table:table-row>
        <table:table-row table:style-name="ro3">
          <table:table-cell table:style-name="ce3" office:value-type="string">
            <text:p>Existe documentación generada con Java Doc</text:p>
          </table:table-cell>
          <table:table-cell table:style-name="ce7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Utilizo identación adecuada para facilitar lectura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3" office:value-type="string">
            <text:p>Si, aunque muy pocos comentarios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Utilizo nombres representativos para las variables y métodos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2.5">
            <text:p>2.5</text:p>
          </table:table-cell>
          <table:table-cell table:style-name="ce13" office:value-type="string">
            <text:p>Interpretador.valida(String) =&gt; cantidadDeParentesisSinCerrar, NuevaFuncion =&gt; FuncionDelUsuario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ML</text:p>
          </table:table-cell>
          <table:table-cell table:style-name="ce7"/>
          <table:table-cell table:style-name="ce10"/>
          <table:table-cell table:style-name="ce12"/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Empleo diagramas de Caso de USO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Mis diagramas de clases muestra abstraccion y encapsulamiento</text:p>
          </table:table-cell>
          <table:table-cell table:style-name="ce7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3"/>
          <table:table-cell table:number-columns-repeated="1019"/>
        </table:table-row>
        <table:table-row table:style-name="ro5">
          <table:table-cell table:style-name="ce3" office:value-type="string">
            <text:p>Utilizo diagramas de secuencia (para principales escenarios)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3" office:value-type="string">
            <text:p>Sólo consideraron 1 escenario (el principal)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Mis diagramas me sirvieron como base para el desarrollo del proyecto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 office:value-type="string">
            <text:p>Uso de pruebas unitarias</text:p>
          </table:table-cell>
          <table:table-cell table:style-name="ce7"/>
          <table:table-cell table:style-name="ce10"/>
          <table:table-cell table:style-name="ce12"/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Conozco como usar el JUNIT</text:p>
          </table:table-cell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Tengo definidas pruebas unitarias 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Corro todas las pruebas unitarias periódicamente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 office:value-type="string">
            <text:p>Uso del JCF</text:p>
          </table:table-cell>
          <table:table-cell table:style-name="ce7"/>
          <table:table-cell table:style-name="ce10"/>
          <table:table-cell table:style-name="ce12"/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Empleo por lo menos dos clases del Java Collection Framework en mi programa</text:p>
          </table:table-cell>
          <table:table-cell table:style-name="ce7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3" office:value-type="string">
            <text:p>Sólo vi un ArrayList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Se explica porque elegí estas clases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Se muestran la relación con estas clases en mi diagrama UML de Clases</text:p>
          </table:table-cell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Indico la complejidad en tiempo / espacio en el uso de estas clases O()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 office:value-type="string">
            <text:p>Utilización de SCM</text:p>
          </table:table-cell>
          <table:table-cell table:style-name="ce7"/>
          <table:table-cell table:style-name="ce10"/>
          <table:table-cell table:style-name="ce12"/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Guardo frecuentemente versiones el repositorio de Subversion</text:p>
          </table:table-cell>
          <table:table-cell table:style-name="ce7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Existen varios artefactos en el repositorio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2" office:value-type="float" office:value="4.5">
            <text:p>4.5</text:p>
          </table:table-cell>
          <table:table-cell table:style-name="ce13" office:value-type="string">
            <text:p>Faltaron UMLs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Todos los miembros han guardado artefactos en el repositorio</text:p>
          </table:table-cell>
          <table:table-cell table:style-name="ce7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style-name="ce13" office:value-type="string">
            <text:p>Sólo Diego! (rev 13 y anteriores)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La última versión del código esta en el repositorio</text:p>
          </table:table-cell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 office:value-type="string">
            <text:p>Video sobre funcionamiento del programa</text:p>
          </table:table-cell>
          <table:table-cell table:style-name="ce7"/>
          <table:table-cell table:style-name="ce10"/>
          <table:table-cell table:style-name="ce12"/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El video narra como emplear mi programa</text:p>
          </table:table-cell>
          <table:table-cell table:style-name="ce7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El video muestra varios ejemplos del uso del programa</text:p>
          </table:table-cell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El video muestra los nombres de los integrantes del equipo de trabajo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 office:value-type="string">
            <text:p>Wiki del proyecto</text:p>
          </table:table-cell>
          <table:table-cell table:style-name="ce7"/>
          <table:table-cell table:style-name="ce10"/>
          <table:table-cell table:style-name="ce12"/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La wiki indica donde bajar el software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Se indica como instalar el programa y requisitos (hardware/software)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.5">
            <text:p>0.5</text:p>
          </table:table-cell>
          <table:table-cell table:style-name="ce13" office:value-type="string">
            <text:p>Sólo link a repositorio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Existe indicaciones al usuario sobre como emplearlo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0.5">
            <text:p>0.5</text:p>
          </table:table-cell>
          <table:table-cell table:style-name="ce13" office:value-type="string">
            <text:p>Sólo link a repositorio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Permite ver la documentación generada con Javadoc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Indica como reportar errores o pedir ayuda sobre el uso del programa.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0.5">
            <text:p>0.5</text:p>
          </table:table-cell>
          <table:table-cell table:style-name="ce13" office:value-type="string">
            <text:p>Sólo link a repositorio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i proyecto funciona</text:p>
          </table:table-cell>
          <table:table-cell table:style-name="ce7"/>
          <table:table-cell table:style-name="ce10"/>
          <table:table-cell table:style-name="ce12"/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Reconoce errores de sintáxis, como variables no existentes o paréntisis faltantes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Puede hacer operaciones aritméticas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Implementa algunos predicados como LIST, ATOM</text:p>
          </table:table-cell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Sólo atom.</text:p>
          </table:table-cell>
          <table:table-cell table:number-columns-repeated="1019"/>
        </table:table-row>
        <table:table-row table:style-name="ro6">
          <table:table-cell table:style-name="ce3" office:value-type="string">
            <text:p>Puede definir funciones nuevas con parámetros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Después de hacer (defun sumar(x,y) (+ x y)), y llamarla con (sumar 2 4), dice número de argumentos incorrecto. Luego, al hacer primero (defun doble(x) (* 2 x)) y luego (defun dobleMasUno(y) (+ 1 (doble y))), me dio error “java.lang.D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Permite asignar valores a variables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Tiene operaciones condicionales, tales como COND o IF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3" office:value-type="string">
            <text:p>La interfaz de mi programa es amigable y comprensible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2" office:value-type="float" office:value="3.5">
            <text:p>3.5</text:p>
          </table:table-cell>
          <table:table-cell table:style-name="ce13" office:value-type="string">
            <text:p>Debieron ponerle botones para cerrar, al meter cualquier entrada, saca texto interno de debugg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TOTAL</text:p>
          </table:table-cell>
          <table:table-cell table:formula="of:=SUM([.B6:.B46])" office:value-type="float" office:value="100">
            <text:p>100</text:p>
          </table:table-cell>
          <table:table-cell table:style-name="ce5" table:formula="of:=SUM([.C6:.C46])" office:value-type="float" office:value="90">
            <text:p>90</text:p>
          </table:table-cell>
          <table:table-cell table:style-name="ce5" table:formula="of:=SUM([.D6:.D46])" office:value-type="float" office:value="76">
            <text:p>76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 table:print="false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45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2">08/22/2010</text:date>, <text:time>12:2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8-22T12:29:04</dc:date>
    <meta:editing-cycles>5</meta:editing-cycles>
    <meta:editing-duration>PT00H56M52S</meta:editing-duration>
    <meta:generator>OpenOffice.org/3.2$Linux OpenOffice.org_project/320m12$Build-9483</meta:generator>
    <dc:creator>Carlos Lopez</dc:creator>
    <meta:document-statistic meta:table-count="3" meta:cell-count="162" meta:object-count="0"/>
  </office:meta>
</office:document-meta>
</file>